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1mm"/>
    </style:style>
    <style:style style:name="co2" style:family="table-column">
      <style:table-column-properties fo:break-before="auto" style:column-width="30.39mm"/>
    </style:style>
    <style:style style:name="co3" style:family="table-column">
      <style:table-column-properties fo:break-before="auto" style:column-width="24.45mm"/>
    </style:style>
    <style:style style:name="co4" style:family="table-column">
      <style:table-column-properties fo:break-before="auto" style:column-width="37.52mm"/>
    </style:style>
    <style:style style:name="co5" style:family="table-column">
      <style:table-column-properties fo:break-before="auto" style:column-width="26.12mm"/>
    </style:style>
    <style:style style:name="co6" style:family="table-column">
      <style:table-column-properties fo:break-before="auto" style:column-width="37.04mm"/>
    </style:style>
    <style:style style:name="co7" style:family="table-column">
      <style:table-column-properties fo:break-before="auto" style:column-width="28.49mm"/>
    </style:style>
    <style:style style:name="co8" style:family="table-column">
      <style:table-column-properties fo:break-before="auto" style:column-width="35.61mm"/>
    </style:style>
    <style:style style:name="co9" style:family="table-column">
      <style:table-column-properties fo:break-before="auto" style:column-width="3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4.69mm"/>
    </style:style>
    <style:style style:name="co12" style:family="table-column">
      <style:table-column-properties fo:break-before="auto" style:column-width="23.51mm"/>
    </style:style>
    <style:style style:name="ro1" style:family="table-row">
      <style:table-row-properties style:row-height="9.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 style:data-style-name="N2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31" style:family="table-cell" style:parent-style-name="Default" style:data-style-name="N2">
      <style:table-cell-properties fo:background-color="#ff4000" style:text-align-source="fix" style:repeat-content="false" fo:border="0.06pt solid #000000" style:vertical-align="middle"/>
      <style:paragraph-properties fo:text-align="center" fo:margin-left="0mm"/>
    </style:style>
    <style:style style:name="ce32" style:family="table-cell" style:parent-style-name="Default" style:data-style-name="N2">
      <style:table-cell-properties fo:background-color="#ffbf00" style:text-align-source="fix" style:repeat-content="false" fo:border="0.06pt solid #000000" style:vertical-align="middle"/>
      <style:paragraph-properties fo:text-align="center" fo:margin-left="0mm"/>
    </style:style>
    <style:style style:name="ce33" style:family="table-cell" style:parent-style-name="Default" style:data-style-name="N2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34" style:family="table-cell" style:parent-style-name="Default" style:data-style-name="N2">
      <style:table-cell-properties fo:background-color="#00a933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26" style:family="table-cell" style:parent-style-name="Default" style:data-style-name="N122">
      <style:table-cell-properties fo:background-color="#ff4000" style:text-align-source="fix" style:repeat-content="false" fo:border="0.06pt solid #000000" style:vertical-align="middle"/>
      <style:paragraph-properties fo:text-align="center" fo:margin-left="0mm"/>
    </style:style>
    <style:style style:name="ce27" style:family="table-cell" style:parent-style-name="Default" style:data-style-name="N122">
      <style:table-cell-properties fo:background-color="#ffbf00" style:text-align-source="fix" style:repeat-content="false" fo:border="0.06pt solid #000000" style:vertical-align="middle"/>
      <style:paragraph-properties fo:text-align="center" fo:margin-left="0mm"/>
    </style:style>
    <style:style style:name="ce28" style:family="table-cell" style:parent-style-name="Default" style:data-style-name="N122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29" style:family="table-cell" style:parent-style-name="Default" style:data-style-name="N122">
      <style:table-cell-properties fo:background-color="#00a933"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 style:data-style-name="N122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8pt" style:font-size-asian="8pt" style:font-size-complex="8pt"/>
    </style:style>
    <style:style style:name="ce25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mm"/>
      <style:text-properties fo:font-size="8pt" style:font-size-asian="8pt" style:font-size-complex="8pt"/>
    </style:style>
    <style:style style:name="ce35" style:family="table-cell" style:parent-style-name="Default">
      <style:table-cell-properties fo:wrap-option="wrap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18"/>
        <table:table-column table:style-name="co9" table:default-cell-style-name="ce12"/>
        <table:table-column table:style-name="co9" table:default-cell-style-name="ce18"/>
        <table:table-column table:style-name="co10" table:number-columns-repeated="4" table:default-cell-style-name="ce12"/>
        <table:table-column table:style-name="co10" table:number-columns-repeated="2" table:default-cell-style-name="ce6"/>
        <table:table-column table:style-name="co11" table:default-cell-style-name="ce12"/>
        <table:table-column table:style-name="co12" table:default-cell-style-name="ce12"/>
        <table:table-column table:style-name="co11" table:default-cell-style-name="ce6"/>
        <table:table-column table:style-name="co10" table:number-columns-repeated="53" table:default-cell-style-name="ce6"/>
        <table:table-column table:style-name="co10" table:number-columns-repeated="951" table:default-cell-style-name="Default"/>
        <table:table-row table:style-name="ro1">
          <table:table-cell table:style-name="ce1" office:value-type="string" calcext:value-type="string">
            <text:p>Насечки</text:p>
          </table:table-cell>
          <table:table-cell table:style-name="ce7" office:value-type="string" calcext:value-type="string">
            <text:p>Угловая скорость ротора, гц</text:p>
          </table:table-cell>
          <table:table-cell table:style-name="ce1" office:value-type="string" calcext:value-type="string">
            <text:p>Время прецессии, с</text:p>
          </table:table-cell>
          <table:table-cell table:style-name="ce1" office:value-type="string" calcext:value-type="string">
            <text:p>Угловая скорость прецессии, Гц</text:p>
          </table:table-cell>
          <table:table-cell table:style-name="ce1" office:value-type="string" calcext:value-type="string">
            <text:p>Угол прецессии, град</text:p>
          </table:table-cell>
          <table:table-cell table:style-name="ce1" office:value-type="string" calcext:value-type="string">
            <text:p>Погрешность угла прецессии, град</text:p>
          </table:table-cell>
          <table:table-cell table:style-name="ce1" office:value-type="string" calcext:value-type="string">
            <text:p>Скорость реакции, с</text:p>
          </table:table-cell>
          <table:table-cell table:style-name="ce17" office:value-type="string" calcext:value-type="string">
            <text:p>Погрешность угловой скорости прецессии, Гц</text:p>
          </table:table-cell>
          <table:table-cell table:style-name="ce7" office:value-type="string" calcext:value-type="string">
            <text:p>Погрешность угловой скорости ротора, Гц</text:p>
          </table:table-cell>
          <table:table-cell table:style-name="ce17" office:value-type="string" calcext:value-type="string">
            <text:p>Погрешность искомой величины, Гц^2</text:p>
          </table:table-cell>
          <table:table-cell table:style-name="ce7">
            <draw:frame table:end-cell-address="Лист1.K1" table:end-x="15.27mm" table:end-y="5.66mm" draw:z-index="0" draw:style-name="gr1" draw:text-style-name="P1" svg:width="11.27mm" svg:height="3.29mm" svg:x="4mm" svg:y="2.37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7" table:number-columns-repeated="3"/>
          <table:table-cell table:style-name="ce19" office:value-type="string" calcext:value-type="string">
            <text:p>Насечки</text:p>
          </table:table-cell>
          <table:table-cell table:style-name="ce19">
            <draw:frame table:end-cell-address="Лист1.P1" table:end-x="19.46mm" table:end-y="6.99mm" draw:z-index="4" draw:style-name="gr1" draw:text-style-name="P1" svg:width="17.02mm" svg:height="5.33mm" svg:x="2.44mm" svg:y="1.66m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25">
            <draw:frame table:end-cell-address="Лист1.Q1" table:end-x="24.62mm" table:end-y="7.12mm" draw:z-index="2" draw:style-name="gr1" draw:text-style-name="P1" svg:width="23.42mm" svg:height="5.93mm" svg:x="1.2mm" svg:y="1.19m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25">
            <draw:frame table:end-cell-address="Лист1.R1" table:end-x="23.42mm" table:end-y="7.83mm" draw:z-index="1" draw:style-name="gr1" draw:text-style-name="P1" svg:width="22.59mm" svg:height="5.93mm" svg:x="0.83mm" svg:y="1.9m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9">
            <draw:frame table:end-cell-address="Лист1.S1" table:end-x="23.8mm" table:end-y="7.35mm" draw:z-index="3" draw:style-name="gr1" draw:text-style-name="P1" svg:width="21.8mm" svg:height="5.93mm" svg:x="2mm" svg:y="1.42m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19" table:number-columns-repeated="5"/>
          <table:table-cell table:style-name="ce19">
            <draw:frame table:end-cell-address="Лист1.Z1" table:end-x="21.56mm" table:end-y="7.12mm" draw:z-index="6" draw:style-name="gr1" draw:text-style-name="P1" svg:width="22.39mm" svg:height="5.93mm" svg:x="21.75mm" svg:y="1.19m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  <draw:frame table:end-cell-address="Лист1.Y1" table:end-x="17.6mm" table:end-y="6.99mm" draw:z-index="8" draw:style-name="gr1" draw:text-style-name="P1" svg:width="16.27mm" svg:height="5.33mm" svg:x="1.33mm" svg:y="1.66mm">
              <draw:object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ce25">
            <draw:frame table:end-cell-address="Лист1.AA1" table:end-x="21.44mm" table:end-y="7.83mm" draw:z-index="5" draw:style-name="gr1" draw:text-style-name="P1" svg:width="21.6mm" svg:height="5.93mm" svg:x="22.41mm" svg:y="1.9m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25"/>
          <table:table-cell table:style-name="ce19">
            <draw:frame table:end-cell-address="Лист1.AB1" table:end-x="21.75mm" table:end-y="7.35mm" draw:z-index="7" draw:style-name="gr1" draw:text-style-name="P1" svg:width="20.85mm" svg:height="5.93mm" svg:x="0.9mm" svg:y="1.42mm">
              <draw:object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style-name="ce19" table:number-columns-repeated="44"/>
          <table:table-cell table:style-name="ce35" table:number-columns-repeated="95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1" table:formula="of:=40*2*PI()" office:value-type="float" office:value="251.327412287183" calcext:value-type="float">
            <text:p>251,33</text:p>
          </table:table-cell>
          <table:table-cell table:style-name="ce2" office:value-type="float" office:value="6.92" calcext:value-type="float">
            <text:p>6,92</text:p>
          </table:table-cell>
          <table:table-cell table:style-name="ce26" table:formula="of:=([.E2]/180*PI())/[.C2]" office:value-type="float" office:value="0.151329125895462" calcext:value-type="float">
            <text:p>0,15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2" calcext:value-type="float">
            <text:p>0,2</text:p>
          </table:table-cell>
          <table:table-cell table:style-name="ce26" table:formula="of:=SQRT(((([.E2]/180*PI())/([.C2]*[.C2]))*[.G2])^2+(((1/180*PI())/([.C2]))*[.F2])^2)" office:value-type="float" office:value="0.00873958159801227" calcext:value-type="float">
            <text:p>0,009</text:p>
          </table:table-cell>
          <table:table-cell table:style-name="ce31" table:formula="of:=3*2*PI()" office:value-type="float" office:value="18.8495559215388" calcext:value-type="float">
            <text:p>18,85</text:p>
          </table:table-cell>
          <table:table-cell table:style-name="ce26" table:formula="of:=(([.B2]*[.H2])^2+([.D2]*[.I2])^2)^(1/2)" office:value-type="float" office:value="3.60017744294802" calcext:value-type="float">
            <text:p>3,600</text:p>
          </table:table-cell>
          <table:table-cell table:style-name="ce31" table:formula="of:=[.B2]*[.D2]" office:value-type="float" office:value="38.0331576149879" calcext:value-type="float">
            <text:p>38,03</text:p>
          </table:table-cell>
          <table:table-cell table:style-name="ce31" table:number-columns-repeated="3"/>
          <table:table-cell office:value-type="float" office:value="3" calcext:value-type="float" table:number-columns-spanned="1" table:number-rows-spanned="7">
            <text:p>3</text:p>
          </table:table-cell>
          <table:table-cell table:style-name="ce12" table:formula="of:=AVERAGE([.K2:.K8])" office:value-type="float" office:value="38.3323091662579" calcext:value-type="float" table:number-columns-spanned="1" table:number-rows-spanned="7">
            <text:p>38,33</text:p>
          </table:table-cell>
          <table:table-cell table:formula="of:=2*(AVERAGE([.D2:.D8]))" office:value-type="float" office:value="0.189562407240862" calcext:value-type="float" table:number-columns-spanned="1" table:number-rows-spanned="7">
            <text:p>0,19</text:p>
          </table:table-cell>
          <table:table-cell table:formula="of:=(DEVSQ([.K2:.K8])/20)^0.5" office:value-type="float" office:value="1.12381519857007" calcext:value-type="float" table:number-columns-spanned="1" table:number-rows-spanned="7">
            <text:p>1,12</text:p>
          </table:table-cell>
          <table:table-cell table:style-name="ce12" table:formula="of:=[.Q2]+[.R2]" office:value-type="float" office:value="1.31337760581093" calcext:value-type="float" table:number-columns-spanned="1" table:number-rows-spanned="7">
            <text:p>1,31</text:p>
          </table:table-cell>
          <table:table-cell table:number-columns-repeated="4"/>
          <table:table-cell table:number-columns-spanned="1" table:number-rows-spanned="7"/>
          <table:table-cell table:style-name="ce12" table:number-columns-spanned="1" table:number-rows-spanned="7"/>
          <table:table-cell table:style-name="ce12" table:number-columns-spanned="1" table:number-rows-spanned="7"/>
          <table:table-cell table:style-name="ce12" table:number-columns-spanned="1" table:number-rows-spanned="7"/>
          <table:table-cell table:style-name="ce12" table:number-columns-spanned="1" table:number-rows-spanned="7"/>
          <table:table-cell table:number-columns-repeated="99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1" table:formula="of:=50*2*PI()" office:value-type="float" office:value="314.159265358979" calcext:value-type="float">
            <text:p>314,16</text:p>
          </table:table-cell>
          <table:table-cell table:style-name="ce2" office:value-type="float" office:value="4.74" calcext:value-type="float">
            <text:p>4,74</text:p>
          </table:table-cell>
          <table:table-cell table:style-name="ce26" table:formula="of:=([.E3]/180*PI())/[.C3]" office:value-type="float" office:value="0.110463876708502" calcext:value-type="float">
            <text:p>0,1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2" calcext:value-type="float">
            <text:p>0,2</text:p>
          </table:table-cell>
          <table:table-cell table:style-name="ce26" table:formula="of:=SQRT(((([.E3]/180*PI())/([.C3]*[.C3]))*[.G3])^2+(((1/180*PI())/([.C3]))*[.F3])^2)" office:value-type="float" office:value="0.0119894488788813" calcext:value-type="float">
            <text:p>0,012</text:p>
          </table:table-cell>
          <table:table-cell table:style-name="ce31" table:formula="of:=3*2*PI()" office:value-type="float" office:value="18.8495559215388" calcext:value-type="float">
            <text:p>18,85</text:p>
          </table:table-cell>
          <table:table-cell table:style-name="ce26" table:formula="of:=(([.B3]*[.H3])^2+([.D3]*[.I3])^2)^(1/2)" office:value-type="float" office:value="4.30381051370935" calcext:value-type="float">
            <text:p>4,304</text:p>
          </table:table-cell>
          <table:table-cell table:style-name="ce31" table:formula="of:=[.B3]*[.D3]" office:value-type="float" office:value="34.7032503554479" calcext:value-type="float">
            <text:p>34,70</text:p>
          </table:table-cell>
          <table:table-cell table:style-name="ce31" table:number-columns-repeated="3"/>
          <table:covered-table-cell office:value-type="float" office:value="3" calcext:value-type="float">
            <text:p>3</text:p>
          </table:covered-table-cell>
          <table:covered-table-cell table:style-name="ce12" table:formula="of:=AVERAGE([.K3:.K9])" office:value-type="float" office:value="45.0536861585618" calcext:value-type="float">
            <text:p>45,05</text:p>
          </table:covered-table-cell>
          <table:covered-table-cell office:value-type="float" office:value="2" calcext:value-type="float">
            <text:p>2,00</text:p>
          </table:covered-table-cell>
          <table:covered-table-cell/>
          <table:covered-table-cell table:style-name="ce12"/>
          <table:table-cell table:number-columns-repeated="4"/>
          <table:covered-table-cell/>
          <table:covered-table-cell table:number-columns-repeated="4" table:style-name="ce12"/>
          <table:table-cell table:number-columns-repeated="99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1" table:formula="of:=60*2*PI()" office:value-type="float" office:value="376.991118430775" calcext:value-type="float">
            <text:p>376,99</text:p>
          </table:table-cell>
          <table:table-cell table:style-name="ce2" office:value-type="float" office:value="14.82" calcext:value-type="float">
            <text:p>14,82</text:p>
          </table:table-cell>
          <table:table-cell table:style-name="ce26" table:formula="of:=([.E4]/180*PI())/[.C4]" office:value-type="float" office:value="0.105991654979413" calcext:value-type="float">
            <text:p>0,10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6" table:formula="of:=SQRT(((([.E4]/180*PI())/([.C4]*[.C4]))*[.G4])^2+(((1/180*PI())/([.C4]))*[.F4])^2)" office:value-type="float" office:value="0.00117768505532681" calcext:value-type="float">
            <text:p>0,001</text:p>
          </table:table-cell>
          <table:table-cell table:style-name="ce31" table:formula="of:=3*2*PI()" office:value-type="float" office:value="18.8495559215388" calcext:value-type="float">
            <text:p>18,85</text:p>
          </table:table-cell>
          <table:table-cell table:style-name="ce26" table:formula="of:=(([.B4]*[.H4])^2+([.D4]*[.I4])^2)^(1/2)" office:value-type="float" office:value="2.04663195123115" calcext:value-type="float">
            <text:p>2,047</text:p>
          </table:table-cell>
          <table:table-cell table:style-name="ce31" table:formula="of:=[.B4]*[.D4]" office:value-type="float" office:value="39.9579125550177" calcext:value-type="float">
            <text:p>39,96</text:p>
          </table:table-cell>
          <table:table-cell table:style-name="ce31" table:number-columns-repeated="3"/>
          <table:covered-table-cell office:value-type="float" office:value="3" calcext:value-type="float">
            <text:p>3</text:p>
          </table:covered-table-cell>
          <table:covered-table-cell table:style-name="ce12" table:formula="of:=AVERAGE([.K4:.K10])" office:value-type="float" office:value="52.1468779894556" calcext:value-type="float">
            <text:p>52,15</text:p>
          </table:covered-table-cell>
          <table:covered-table-cell office:value-type="float" office:value="2" calcext:value-type="float">
            <text:p>2,00</text:p>
          </table:covered-table-cell>
          <table:covered-table-cell/>
          <table:covered-table-cell table:style-name="ce12"/>
          <table:table-cell table:number-columns-repeated="4"/>
          <table:covered-table-cell/>
          <table:covered-table-cell table:number-columns-repeated="4" table:style-name="ce12"/>
          <table:table-cell table:number-columns-repeated="99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1" table:formula="of:=70*2*PI()" office:value-type="float" office:value="439.822971502571" calcext:value-type="float">
            <text:p>439,82</text:p>
          </table:table-cell>
          <table:table-cell table:style-name="ce2" office:value-type="float" office:value="5.98" calcext:value-type="float">
            <text:p>5,98</text:p>
          </table:table-cell>
          <table:table-cell table:style-name="ce26" table:formula="of:=([.E5]/180*PI())/[.C5]" office:value-type="float" office:value="0.0875583236786453" calcext:value-type="float">
            <text:p>0,08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2" calcext:value-type="float">
            <text:p>0,2</text:p>
          </table:table-cell>
          <table:table-cell table:style-name="ce26" table:formula="of:=SQRT(((([.E5]/180*PI())/([.C5]*[.C5]))*[.G5])^2+(((1/180*PI())/([.C5]))*[.F5])^2)" office:value-type="float" office:value="0.00923254911693597" calcext:value-type="float">
            <text:p>0,009</text:p>
          </table:table-cell>
          <table:table-cell table:style-name="ce31" table:formula="of:=3*2*PI()" office:value-type="float" office:value="18.8495559215388" calcext:value-type="float">
            <text:p>18,85</text:p>
          </table:table-cell>
          <table:table-cell table:style-name="ce26" table:formula="of:=(([.B5]*[.H5])^2+([.D5]*[.I5])^2)^(1/2)" office:value-type="float" office:value="4.38327706549544" calcext:value-type="float">
            <text:p>4,383</text:p>
          </table:table-cell>
          <table:table-cell table:style-name="ce31" table:formula="of:=[.B5]*[.D5]" office:value-type="float" office:value="38.5101621001257" calcext:value-type="float">
            <text:p>38,51</text:p>
          </table:table-cell>
          <table:table-cell table:style-name="ce31" table:number-columns-repeated="3"/>
          <table:covered-table-cell office:value-type="float" office:value="3" calcext:value-type="float">
            <text:p>3</text:p>
          </table:covered-table-cell>
          <table:covered-table-cell table:style-name="ce12" table:formula="of:=AVERAGE([.K5:.K11])" office:value-type="float" office:value="58.2372950256358" calcext:value-type="float">
            <text:p>58,24</text:p>
          </table:covered-table-cell>
          <table:covered-table-cell office:value-type="float" office:value="2" calcext:value-type="float">
            <text:p>2,00</text:p>
          </table:covered-table-cell>
          <table:covered-table-cell/>
          <table:covered-table-cell table:style-name="ce12"/>
          <table:table-cell table:number-columns-repeated="4"/>
          <table:covered-table-cell/>
          <table:covered-table-cell table:number-columns-repeated="4" table:style-name="ce12"/>
          <table:table-cell table:number-columns-repeated="99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1" table:formula="of:=80*2*PI()" office:value-type="float" office:value="502.654824574367" calcext:value-type="float">
            <text:p>502,65</text:p>
          </table:table-cell>
          <table:table-cell table:style-name="ce2" office:value-type="float" office:value="7.16" calcext:value-type="float">
            <text:p>7,16</text:p>
          </table:table-cell>
          <table:table-cell table:style-name="ce26" table:formula="of:=([.E6]/180*PI())/[.C6]" office:value-type="float" office:value="0.0731283206142876" calcext:value-type="float">
            <text:p>0,07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2" calcext:value-type="float">
            <text:p>0,2</text:p>
          </table:table-cell>
          <table:table-cell table:style-name="ce26" table:formula="of:=SQRT(((([.E6]/180*PI())/([.C6]*[.C6]))*[.G6])^2+(((1/180*PI())/([.C6]))*[.F6])^2)" office:value-type="float" office:value="0.00759276611775727" calcext:value-type="float">
            <text:p>0,008</text:p>
          </table:table-cell>
          <table:table-cell table:style-name="ce31" table:formula="of:=3*2*PI()" office:value-type="float" office:value="18.8495559215388" calcext:value-type="float">
            <text:p>18,85</text:p>
          </table:table-cell>
          <table:table-cell table:style-name="ce26" table:formula="of:=(([.B6]*[.H6])^2+([.D6]*[.I6])^2)^(1/2)" office:value-type="float" office:value="4.057840358012" calcext:value-type="float">
            <text:p>4,058</text:p>
          </table:table-cell>
          <table:table-cell table:style-name="ce31" table:formula="of:=[.B6]*[.D6]" office:value-type="float" office:value="36.7583031697928" calcext:value-type="float">
            <text:p>36,76</text:p>
          </table:table-cell>
          <table:table-cell table:style-name="ce31" table:number-columns-repeated="3"/>
          <table:covered-table-cell office:value-type="float" office:value="3" calcext:value-type="float">
            <text:p>3</text:p>
          </table:covered-table-cell>
          <table:covered-table-cell table:style-name="ce12" table:formula="of:=AVERAGE([.K6:.K12])" office:value-type="float" office:value="64.965836359115" calcext:value-type="float">
            <text:p>64,97</text:p>
          </table:covered-table-cell>
          <table:covered-table-cell office:value-type="float" office:value="2" calcext:value-type="float">
            <text:p>2,00</text:p>
          </table:covered-table-cell>
          <table:covered-table-cell/>
          <table:covered-table-cell table:style-name="ce12"/>
          <table:table-cell table:number-columns-repeated="4"/>
          <table:covered-table-cell/>
          <table:covered-table-cell table:number-columns-repeated="4" table:style-name="ce12"/>
          <table:table-cell table:number-columns-repeated="99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1" table:formula="of:=90*2*PI()" office:value-type="float" office:value="565.486677646163" calcext:value-type="float">
            <text:p>565,49</text:p>
          </table:table-cell>
          <table:table-cell table:style-name="ce2" office:value-type="float" office:value="7.38" calcext:value-type="float">
            <text:p>7,38</text:p>
          </table:table-cell>
          <table:table-cell table:style-name="ce26" table:formula="of:=([.E7]/180*PI())/[.C7]" office:value-type="float" office:value="0.0709483435770053" calcext:value-type="float">
            <text:p>0,07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2" calcext:value-type="float">
            <text:p>0,2</text:p>
          </table:table-cell>
          <table:table-cell table:style-name="ce26" table:formula="of:=SQRT(((([.E7]/180*PI())/([.C7]*[.C7]))*[.G7])^2+(((1/180*PI())/([.C7]))*[.F7])^2)" office:value-type="float" office:value="0.0073507499084398" calcext:value-type="float">
            <text:p>0,007</text:p>
          </table:table-cell>
          <table:table-cell table:style-name="ce31" table:formula="of:=3*2*PI()" office:value-type="float" office:value="18.8495559215388" calcext:value-type="float">
            <text:p>18,85</text:p>
          </table:table-cell>
          <table:table-cell table:style-name="ce26" table:formula="of:=(([.B7]*[.H7])^2+([.D7]*[.I7])^2)^(1/2)" office:value-type="float" office:value="4.36658574928678" calcext:value-type="float">
            <text:p>4,367</text:p>
          </table:table-cell>
          <table:table-cell table:style-name="ce31" table:formula="of:=[.B7]*[.D7]" office:value-type="float" office:value="40.1203430938592" calcext:value-type="float">
            <text:p>40,12</text:p>
          </table:table-cell>
          <table:table-cell table:style-name="ce31" table:number-columns-repeated="3"/>
          <table:covered-table-cell office:value-type="float" office:value="3" calcext:value-type="float">
            <text:p>3</text:p>
          </table:covered-table-cell>
          <table:covered-table-cell table:style-name="ce12" table:formula="of:=AVERAGE([.K7:.K13])" office:value-type="float" office:value="71.5256950998124" calcext:value-type="float">
            <text:p>71,53</text:p>
          </table:covered-table-cell>
          <table:covered-table-cell office:value-type="float" office:value="2" calcext:value-type="float">
            <text:p>2,00</text:p>
          </table:covered-table-cell>
          <table:covered-table-cell/>
          <table:covered-table-cell table:style-name="ce12"/>
          <table:table-cell table:number-columns-repeated="4"/>
          <table:covered-table-cell/>
          <table:covered-table-cell table:number-columns-repeated="4" table:style-name="ce12"/>
          <table:table-cell table:number-columns-repeated="99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1" table:formula="of:=100*2*PI()" office:value-type="float" office:value="628.318530717959" calcext:value-type="float">
            <text:p>628,32</text:p>
          </table:table-cell>
          <table:table-cell table:style-name="ce2" office:value-type="float" office:value="16.35" calcext:value-type="float">
            <text:p>16,35</text:p>
          </table:table-cell>
          <table:table-cell table:style-name="ce26" table:formula="of:=([.E8]/180*PI())/[.C8]" office:value-type="float" office:value="0.0640487798897002" calcext:value-type="float">
            <text:p>0,06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2" calcext:value-type="float">
            <text:p>0,2</text:p>
          </table:table-cell>
          <table:table-cell table:style-name="ce26" table:formula="of:=SQRT(((([.E8]/180*PI())/([.C8]*[.C8]))*[.G8])^2+(((1/180*PI())/([.C8]))*[.F8])^2)" office:value-type="float" office:value="0.00329688380333427" calcext:value-type="float">
            <text:p>0,003</text:p>
          </table:table-cell>
          <table:table-cell table:style-name="ce31" table:formula="of:=3*2*PI()" office:value-type="float" office:value="18.8495559215388" calcext:value-type="float">
            <text:p>18,85</text:p>
          </table:table-cell>
          <table:table-cell table:style-name="ce26" table:formula="of:=(([.B8]*[.H8])^2+([.D8]*[.I8])^2)^(1/2)" office:value-type="float" office:value="2.39763127360303" calcext:value-type="float">
            <text:p>2,398</text:p>
          </table:table-cell>
          <table:table-cell table:style-name="ce31" table:formula="of:=[.B8]*[.D8]" office:value-type="float" office:value="40.2430352745744" calcext:value-type="float">
            <text:p>40,24</text:p>
          </table:table-cell>
          <table:table-cell table:style-name="ce31" table:number-columns-repeated="3"/>
          <table:covered-table-cell office:value-type="float" office:value="3" calcext:value-type="float">
            <text:p>3</text:p>
          </table:covered-table-cell>
          <table:covered-table-cell table:style-name="ce12" table:formula="of:=AVERAGE([.K8:.K14])" office:value-type="float" office:value="78.3085088096787" calcext:value-type="float">
            <text:p>78,31</text:p>
          </table:covered-table-cell>
          <table:covered-table-cell office:value-type="float" office:value="2" calcext:value-type="float">
            <text:p>2,00</text:p>
          </table:covered-table-cell>
          <table:covered-table-cell/>
          <table:covered-table-cell table:style-name="ce12"/>
          <table:table-cell table:number-columns-repeated="4"/>
          <table:covered-table-cell/>
          <table:covered-table-cell table:number-columns-repeated="4" table:style-name="ce12"/>
          <table:table-cell table:number-columns-repeated="99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2" table:formula="of:=40*2*PI()" office:value-type="float" office:value="251.327412287183" calcext:value-type="float">
            <text:p>251,33</text:p>
          </table:table-cell>
          <table:table-cell table:style-name="ce3" office:value-type="float" office:value="4.64" calcext:value-type="float">
            <text:p>4,64</text:p>
          </table:table-cell>
          <table:table-cell table:style-name="ce27" table:formula="of:=([.E9]/180*PI())/[.C9]" office:value-type="float" office:value="0.33853369111959" calcext:value-type="float">
            <text:p>0,33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7" table:formula="of:=SQRT(((([.E9]/180*PI())/([.C9]*[.C9]))*[.G9])^2+(((1/180*PI())/([.C9]))*[.F9])^2)" office:value-type="float" office:value="0.00376148545688433" calcext:value-type="float">
            <text:p>0,004</text:p>
          </table:table-cell>
          <table:table-cell table:style-name="ce32" table:formula="of:=3*2*PI()" office:value-type="float" office:value="18.8495559215388" calcext:value-type="float">
            <text:p>18,85</text:p>
          </table:table-cell>
          <table:table-cell table:style-name="ce27" table:formula="of:=(([.B9]*[.H9])^2+([.D9]*[.I9])^2)^(1/2)" office:value-type="float" office:value="6.45085665885071" calcext:value-type="float">
            <text:p>6,451</text:p>
          </table:table-cell>
          <table:table-cell table:style-name="ce32" table:formula="of:=[.B9]*[.D9]" office:value-type="float" office:value="85.0827965611152" calcext:value-type="float">
            <text:p>85,08</text:p>
          </table:table-cell>
          <table:table-cell table:style-name="ce32" table:number-columns-repeated="3"/>
          <table:table-cell office:value-type="float" office:value="4" calcext:value-type="float" table:number-columns-spanned="1" table:number-rows-spanned="7">
            <text:p>4</text:p>
          </table:table-cell>
          <table:table-cell table:style-name="ce12" table:formula="of:=AVERAGE([.K9:.K15])" office:value-type="float" office:value="84.777384930505" calcext:value-type="float" table:number-columns-spanned="1" table:number-rows-spanned="7">
            <text:p>84,78</text:p>
          </table:table-cell>
          <table:table-cell table:formula="of:=2*(AVERAGE([.D9:.D15]))" office:value-type="float" office:value="0.421794559454417" calcext:value-type="float" table:number-columns-spanned="1" table:number-rows-spanned="7">
            <text:p>0,42</text:p>
          </table:table-cell>
          <table:table-cell table:formula="of:=(DEVSQ([.K9:.K15])/20)^0.5" office:value-type="float" office:value="0.966494142908078" calcext:value-type="float" table:number-columns-spanned="1" table:number-rows-spanned="7">
            <text:p>0,97</text:p>
          </table:table-cell>
          <table:table-cell table:style-name="ce12" table:formula="of:=[.Q9]+[.R9]" office:value-type="float" office:value="1.3882887023625" calcext:value-type="float" table:number-columns-spanned="1" table:number-rows-spanned="7">
            <text:p>1,39</text:p>
          </table:table-cell>
          <table:table-cell table:number-columns-repeated="4"/>
          <table:table-cell table:number-columns-spanned="1" table:number-rows-spanned="7"/>
          <table:table-cell table:style-name="ce12" table:number-columns-spanned="1" table:number-rows-spanned="7"/>
          <table:table-cell table:style-name="ce12" table:number-columns-spanned="1" table:number-rows-spanned="7"/>
          <table:table-cell table:style-name="ce12" table:number-columns-spanned="1" table:number-rows-spanned="7"/>
          <table:table-cell table:style-name="ce12" table:number-columns-spanned="1" table:number-rows-spanned="7"/>
          <table:table-cell table:number-columns-repeated="99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2" table:formula="of:=50*2*PI()" office:value-type="float" office:value="314.159265358979" calcext:value-type="float">
            <text:p>314,16</text:p>
          </table:table-cell>
          <table:table-cell table:style-name="ce3" office:value-type="float" office:value="5.85" calcext:value-type="float">
            <text:p>5,85</text:p>
          </table:table-cell>
          <table:table-cell table:style-name="ce27" table:formula="of:=([.E10]/180*PI())/[.C10]" office:value-type="float" office:value="0.268512192614512" calcext:value-type="float">
            <text:p>0,26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7" table:formula="of:=SQRT(((([.E10]/180*PI())/([.C10]*[.C10]))*[.G10])^2+(((1/180*PI())/([.C10]))*[.F10])^2)" office:value-type="float" office:value="0.00298346880682791" calcext:value-type="float">
            <text:p>0,003</text:p>
          </table:table-cell>
          <table:table-cell table:style-name="ce32" table:formula="of:=3*2*PI()" office:value-type="float" office:value="18.8495559215388" calcext:value-type="float">
            <text:p>18,85</text:p>
          </table:table-cell>
          <table:table-cell table:style-name="ce27" table:formula="of:=(([.B10]*[.H10])^2+([.D10]*[.I10])^2)^(1/2)" office:value-type="float" office:value="5.14738962438575" calcext:value-type="float">
            <text:p>5,147</text:p>
          </table:table-cell>
          <table:table-cell table:style-name="ce32" table:formula="of:=[.B10]*[.D10]" office:value-type="float" office:value="84.3555931717039" calcext:value-type="float">
            <text:p>84,36</text:p>
          </table:table-cell>
          <table:table-cell table:style-name="ce32" table:number-columns-repeated="3"/>
          <table:covered-table-cell office:value-type="float" office:value="4" calcext:value-type="float">
            <text:p>4</text:p>
          </table:covered-table-cell>
          <table:covered-table-cell/>
          <table:covered-table-cell office:value-type="float" office:value="2" calcext:value-type="float">
            <text:p>2,00</text:p>
          </table:covered-table-cell>
          <table:covered-table-cell/>
          <table:covered-table-cell table:style-name="ce12"/>
          <table:table-cell table:number-columns-repeated="4"/>
          <table:covered-table-cell table:number-columns-repeated="2"/>
          <table:covered-table-cell table:number-columns-repeated="3" table:style-name="ce12"/>
          <table:table-cell table:number-columns-repeated="99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2" table:formula="of:=60*2*PI()" office:value-type="float" office:value="376.991118430775" calcext:value-type="float">
            <text:p>376,99</text:p>
          </table:table-cell>
          <table:table-cell table:style-name="ce3" office:value-type="float" office:value="4.78" calcext:value-type="float">
            <text:p>4,78</text:p>
          </table:table-cell>
          <table:table-cell table:style-name="ce27" table:formula="of:=([.E11]/180*PI())/[.C11]" office:value-type="float" office:value="0.219078985605983" calcext:value-type="float">
            <text:p>0,21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2" calcext:value-type="float">
            <text:p>0,2</text:p>
          </table:table-cell>
          <table:table-cell table:style-name="ce27" table:formula="of:=SQRT(((([.E11]/180*PI())/([.C11]*[.C11]))*[.G11])^2+(((1/180*PI())/([.C11]))*[.F11])^2)" office:value-type="float" office:value="0.0142833276084205" calcext:value-type="float">
            <text:p>0,014</text:p>
          </table:table-cell>
          <table:table-cell table:style-name="ce32" table:formula="of:=3*2*PI()" office:value-type="float" office:value="18.8495559215388" calcext:value-type="float">
            <text:p>18,85</text:p>
          </table:table-cell>
          <table:table-cell table:style-name="ce27" table:formula="of:=(([.B11]*[.H11])^2+([.D11]*[.I11])^2)^(1/2)" office:value-type="float" office:value="6.78586581322873" calcext:value-type="float">
            <text:p>6,786</text:p>
          </table:table-cell>
          <table:table-cell table:style-name="ce32" table:formula="of:=[.B11]*[.D11]" office:value-type="float" office:value="82.5908318082792" calcext:value-type="float">
            <text:p>82,59</text:p>
          </table:table-cell>
          <table:table-cell table:style-name="ce32" table:number-columns-repeated="3"/>
          <table:covered-table-cell office:value-type="float" office:value="4" calcext:value-type="float">
            <text:p>4</text:p>
          </table:covered-table-cell>
          <table:covered-table-cell/>
          <table:covered-table-cell office:value-type="float" office:value="2" calcext:value-type="float">
            <text:p>2,00</text:p>
          </table:covered-table-cell>
          <table:covered-table-cell/>
          <table:covered-table-cell table:style-name="ce12"/>
          <table:table-cell table:number-columns-repeated="4"/>
          <table:covered-table-cell table:number-columns-repeated="2"/>
          <table:covered-table-cell table:number-columns-repeated="3" table:style-name="ce12"/>
          <table:table-cell table:number-columns-repeated="99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2" table:formula="of:=70*2*PI()" office:value-type="float" office:value="439.822971502571" calcext:value-type="float">
            <text:p>439,82</text:p>
          </table:table-cell>
          <table:table-cell table:style-name="ce3" office:value-type="float" office:value="8.07" calcext:value-type="float">
            <text:p>8,07</text:p>
          </table:table-cell>
          <table:table-cell table:style-name="ce27" table:formula="of:=([.E12]/180*PI())/[.C12]" office:value-type="float" office:value="0.19464638498078" calcext:value-type="float">
            <text:p>0,19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7" table:formula="of:=SQRT(((([.E12]/180*PI())/([.C12]*[.C12]))*[.G12])^2+(((1/180*PI())/([.C12]))*[.F12])^2)" office:value-type="float" office:value="0.00216273761089756" calcext:value-type="float">
            <text:p>0,002</text:p>
          </table:table-cell>
          <table:table-cell table:style-name="ce32" table:formula="of:=3*2*PI()" office:value-type="float" office:value="18.8495559215388" calcext:value-type="float">
            <text:p>18,85</text:p>
          </table:table-cell>
          <table:table-cell table:style-name="ce27" table:formula="of:=(([.B12]*[.H12])^2+([.D12]*[.I12])^2)^(1/2)" office:value-type="float" office:value="3.79029925155002" calcext:value-type="float">
            <text:p>3,790</text:p>
          </table:table-cell>
          <table:table-cell table:style-name="ce32" table:formula="of:=[.B12]*[.D12]" office:value-type="float" office:value="85.6099514344801" calcext:value-type="float">
            <text:p>85,61</text:p>
          </table:table-cell>
          <table:table-cell table:style-name="ce32" table:number-columns-repeated="3"/>
          <table:covered-table-cell office:value-type="float" office:value="4" calcext:value-type="float">
            <text:p>4</text:p>
          </table:covered-table-cell>
          <table:covered-table-cell/>
          <table:covered-table-cell office:value-type="float" office:value="2" calcext:value-type="float">
            <text:p>2,00</text:p>
          </table:covered-table-cell>
          <table:covered-table-cell/>
          <table:covered-table-cell table:style-name="ce12"/>
          <table:table-cell table:number-columns-repeated="4"/>
          <table:covered-table-cell table:number-columns-repeated="2"/>
          <table:covered-table-cell table:number-columns-repeated="3" table:style-name="ce12"/>
          <table:table-cell table:number-columns-repeated="99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2" table:formula="of:=80*2*PI()" office:value-type="float" office:value="502.654824574367" calcext:value-type="float">
            <text:p>502,65</text:p>
          </table:table-cell>
          <table:table-cell table:style-name="ce3" office:value-type="float" office:value="9.55" calcext:value-type="float">
            <text:p>9,55</text:p>
          </table:table-cell>
          <table:table-cell table:style-name="ce27" table:formula="of:=([.E13]/180*PI())/[.C13]" office:value-type="float" office:value="0.164481290763863" calcext:value-type="float">
            <text:p>0,16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7" table:formula="of:=SQRT(((([.E13]/180*PI())/([.C13]*[.C13]))*[.G13])^2+(((1/180*PI())/([.C13]))*[.F13])^2)" office:value-type="float" office:value="0.00182756989737626" calcext:value-type="float">
            <text:p>0,002</text:p>
          </table:table-cell>
          <table:table-cell table:style-name="ce32" table:formula="of:=3*2*PI()" office:value-type="float" office:value="18.8495559215388" calcext:value-type="float">
            <text:p>18,85</text:p>
          </table:table-cell>
          <table:table-cell table:style-name="ce27" table:formula="of:=(([.B13]*[.H13])^2+([.D13]*[.I13])^2)^(1/2)" office:value-type="float" office:value="3.23363098780241" calcext:value-type="float">
            <text:p>3,234</text:p>
          </table:table-cell>
          <table:table-cell table:style-name="ce32" table:formula="of:=[.B13]*[.D13]" office:value-type="float" office:value="82.677314354675" calcext:value-type="float">
            <text:p>82,68</text:p>
          </table:table-cell>
          <table:table-cell table:style-name="ce32" table:number-columns-repeated="3"/>
          <table:covered-table-cell office:value-type="float" office:value="4" calcext:value-type="float">
            <text:p>4</text:p>
          </table:covered-table-cell>
          <table:covered-table-cell/>
          <table:covered-table-cell office:value-type="float" office:value="2" calcext:value-type="float">
            <text:p>2,00</text:p>
          </table:covered-table-cell>
          <table:covered-table-cell/>
          <table:covered-table-cell table:style-name="ce12"/>
          <table:table-cell table:number-columns-repeated="4"/>
          <table:covered-table-cell table:number-columns-repeated="2"/>
          <table:covered-table-cell table:number-columns-repeated="3" table:style-name="ce12"/>
          <table:table-cell table:number-columns-repeated="99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2" table:formula="of:=90*2*PI()" office:value-type="float" office:value="565.486677646163" calcext:value-type="float">
            <text:p>565,49</text:p>
          </table:table-cell>
          <table:table-cell table:style-name="ce3" office:value-type="float" office:value="10.14" calcext:value-type="float">
            <text:p>10,14</text:p>
          </table:table-cell>
          <table:table-cell table:style-name="ce27" table:formula="of:=([.E14]/180*PI())/[.C14]" office:value-type="float" office:value="0.154910880354526" calcext:value-type="float">
            <text:p>0,15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7" table:formula="of:=SQRT(((([.E14]/180*PI())/([.C14]*[.C14]))*[.G14])^2+(((1/180*PI())/([.C14]))*[.F14])^2)" office:value-type="float" office:value="0.00172123200393918" calcext:value-type="float">
            <text:p>0,002</text:p>
          </table:table-cell>
          <table:table-cell table:style-name="ce32" table:formula="of:=3*2*PI()" office:value-type="float" office:value="18.8495559215388" calcext:value-type="float">
            <text:p>18,85</text:p>
          </table:table-cell>
          <table:table-cell table:style-name="ce27" table:formula="of:=(([.B14]*[.H14])^2+([.D14]*[.I14])^2)^(1/2)" office:value-type="float" office:value="3.07795162842844" calcext:value-type="float">
            <text:p>3,078</text:p>
          </table:table-cell>
          <table:table-cell table:style-name="ce32" table:formula="of:=[.B14]*[.D14]" office:value-type="float" office:value="87.6000390629232" calcext:value-type="float">
            <text:p>87,60</text:p>
          </table:table-cell>
          <table:table-cell table:style-name="ce32" table:number-columns-repeated="3"/>
          <table:covered-table-cell office:value-type="float" office:value="4" calcext:value-type="float">
            <text:p>4</text:p>
          </table:covered-table-cell>
          <table:covered-table-cell/>
          <table:covered-table-cell office:value-type="float" office:value="2" calcext:value-type="float">
            <text:p>2,00</text:p>
          </table:covered-table-cell>
          <table:covered-table-cell/>
          <table:covered-table-cell table:style-name="ce12"/>
          <table:table-cell table:number-columns-repeated="4"/>
          <table:covered-table-cell table:number-columns-repeated="2"/>
          <table:covered-table-cell table:number-columns-repeated="3" table:style-name="ce12"/>
          <table:table-cell table:number-columns-repeated="99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2" table:formula="of:=100*2*PI()" office:value-type="float" office:value="628.318530717959" calcext:value-type="float">
            <text:p>628,32</text:p>
          </table:table-cell>
          <table:table-cell table:style-name="ce3" office:value-type="float" office:value="11.54" calcext:value-type="float">
            <text:p>11,54</text:p>
          </table:table-cell>
          <table:table-cell table:style-name="ce27" table:formula="of:=([.E15]/180*PI())/[.C15]" office:value-type="float" office:value="0.136117532651204" calcext:value-type="float">
            <text:p>0,13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7" table:formula="of:=SQRT(((([.E15]/180*PI())/([.C15]*[.C15]))*[.G15])^2+(((1/180*PI())/([.C15]))*[.F15])^2)" office:value-type="float" office:value="0.00151241702945782" calcext:value-type="float">
            <text:p>0,002</text:p>
          </table:table-cell>
          <table:table-cell table:style-name="ce32" table:formula="of:=3*2*PI()" office:value-type="float" office:value="18.8495559215388" calcext:value-type="float">
            <text:p>18,85</text:p>
          </table:table-cell>
          <table:table-cell table:style-name="ce27" table:formula="of:=(([.B15]*[.H15])^2+([.D15]*[.I15])^2)^(1/2)" office:value-type="float" office:value="2.73607937549354" calcext:value-type="float">
            <text:p>2,736</text:p>
          </table:table-cell>
          <table:table-cell table:style-name="ce32" table:formula="of:=[.B15]*[.D15]" office:value-type="float" office:value="85.5251681203583" calcext:value-type="float">
            <text:p>85,53</text:p>
          </table:table-cell>
          <table:table-cell table:style-name="ce32" table:number-columns-repeated="3"/>
          <table:covered-table-cell office:value-type="float" office:value="4" calcext:value-type="float">
            <text:p>4</text:p>
          </table:covered-table-cell>
          <table:covered-table-cell/>
          <table:covered-table-cell office:value-type="float" office:value="2" calcext:value-type="float">
            <text:p>2,00</text:p>
          </table:covered-table-cell>
          <table:covered-table-cell/>
          <table:covered-table-cell table:style-name="ce12"/>
          <table:table-cell table:number-columns-repeated="4"/>
          <table:covered-table-cell table:number-columns-repeated="2"/>
          <table:covered-table-cell table:number-columns-repeated="3" table:style-name="ce12"/>
          <table:table-cell table:number-columns-repeated="995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33" table:formula="of:=40*2*PI()" office:value-type="float" office:value="251.327412287183" calcext:value-type="float">
            <text:p>251,33</text:p>
          </table:table-cell>
          <table:table-cell table:style-name="ce4" office:value-type="float" office:value="3.07" calcext:value-type="float">
            <text:p>3,07</text:p>
          </table:table-cell>
          <table:table-cell table:style-name="ce28" table:formula="of:=([.E16]/180*PI())/[.C16]" office:value-type="float" office:value="0.511660041301269" calcext:value-type="float">
            <text:p>0,51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8" table:formula="of:=SQRT(((([.E16]/180*PI())/([.C16]*[.C16]))*[.G16])^2+(((1/180*PI())/([.C16]))*[.F16])^2)" office:value-type="float" office:value="0.0056851115700141" calcext:value-type="float">
            <text:p>0,006</text:p>
          </table:table-cell>
          <table:table-cell table:style-name="ce33" table:formula="of:=3*2*PI()" office:value-type="float" office:value="18.8495559215388" calcext:value-type="float">
            <text:p>18,85</text:p>
          </table:table-cell>
          <table:table-cell table:style-name="ce28" table:formula="of:=(([.B16]*[.H16])^2+([.D16]*[.I16])^2)^(1/2)" office:value-type="float" office:value="9.74982895669943" calcext:value-type="float">
            <text:p>9,750</text:p>
          </table:table-cell>
          <table:table-cell table:style-name="ce33" table:formula="of:=[.B16]*[.D16]" office:value-type="float" office:value="128.594194151001" calcext:value-type="float">
            <text:p>128,59</text:p>
          </table:table-cell>
          <table:table-cell table:style-name="ce33" table:number-columns-repeated="3"/>
          <table:table-cell office:value-type="float" office:value="5" calcext:value-type="float" table:number-columns-spanned="1" table:number-rows-spanned="7">
            <text:p>5</text:p>
          </table:table-cell>
          <table:table-cell table:style-name="ce12" table:formula="of:=AVERAGE([.K16:.K22])" office:value-type="float" office:value="136.712568114446" calcext:value-type="float" table:number-columns-spanned="1" table:number-rows-spanned="7">
            <text:p>136,71</text:p>
          </table:table-cell>
          <table:table-cell table:formula="of:=2*(AVERAGE([.D16:.D22]))" office:value-type="float" office:value="0.677172727633849" calcext:value-type="float" table:number-columns-spanned="1" table:number-rows-spanned="7">
            <text:p>0,68</text:p>
          </table:table-cell>
          <table:table-cell table:formula="of:=(DEVSQ([.K16:.K22])/20)^0.5" office:value-type="float" office:value="3.05863326647104" calcext:value-type="float" table:number-columns-spanned="1" table:number-rows-spanned="7">
            <text:p>3,06</text:p>
          </table:table-cell>
          <table:table-cell table:style-name="ce12" table:formula="of:=[.Q16]+[.R16]" office:value-type="float" office:value="3.73580599410488" calcext:value-type="float" table:number-columns-spanned="1" table:number-rows-spanned="7">
            <text:p>3,74</text:p>
          </table:table-cell>
          <table:table-cell table:number-columns-repeated="4"/>
          <table:table-cell table:number-columns-spanned="1" table:number-rows-spanned="7"/>
          <table:table-cell table:style-name="ce12" table:number-columns-spanned="1" table:number-rows-spanned="7"/>
          <table:table-cell table:style-name="ce12" table:number-columns-spanned="1" table:number-rows-spanned="7"/>
          <table:table-cell table:style-name="ce12" table:number-columns-spanned="1" table:number-rows-spanned="7"/>
          <table:table-cell table:style-name="ce12" table:number-columns-spanned="1" table:number-rows-spanned="7"/>
          <table:table-cell table:number-columns-repeated="995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33" table:formula="of:=50*2*PI()" office:value-type="float" office:value="314.159265358979" calcext:value-type="float">
            <text:p>314,16</text:p>
          </table:table-cell>
          <table:table-cell table:style-name="ce4" office:value-type="float" office:value="3.62" calcext:value-type="float">
            <text:p>3,62</text:p>
          </table:table-cell>
          <table:table-cell table:style-name="ce28" table:formula="of:=([.E17]/180*PI())/[.C17]" office:value-type="float" office:value="0.433921637236159" calcext:value-type="float">
            <text:p>0,434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8" table:formula="of:=SQRT(((([.E17]/180*PI())/([.C17]*[.C17]))*[.G17])^2+(((1/180*PI())/([.C17]))*[.F17])^2)" office:value-type="float" office:value="0.00482135152484621" calcext:value-type="float">
            <text:p>0,005</text:p>
          </table:table-cell>
          <table:table-cell table:style-name="ce33" table:formula="of:=3*2*PI()" office:value-type="float" office:value="18.8495559215388" calcext:value-type="float">
            <text:p>18,85</text:p>
          </table:table-cell>
          <table:table-cell table:style-name="ce28" table:formula="of:=(([.B17]*[.H17])^2+([.D17]*[.I17])^2)^(1/2)" office:value-type="float" office:value="8.31829538747422" calcext:value-type="float">
            <text:p>8,318</text:p>
          </table:table-cell>
          <table:table-cell table:style-name="ce33" table:formula="of:=[.B17]*[.D17]" office:value-type="float" office:value="136.320502777477" calcext:value-type="float">
            <text:p>136,32</text:p>
          </table:table-cell>
          <table:table-cell table:style-name="ce33" table:number-columns-repeated="3"/>
          <table:covered-table-cell table:number-columns-repeated="2" office:value-type="float" office:value="5" calcext:value-type="float">
            <text:p>5</text:p>
          </table:covered-table-cell>
          <table:covered-table-cell table:number-columns-repeated="2"/>
          <table:covered-table-cell table:style-name="ce12"/>
          <table:table-cell table:number-columns-repeated="4"/>
          <table:covered-table-cell table:number-columns-repeated="2"/>
          <table:covered-table-cell table:number-columns-repeated="3" table:style-name="ce12"/>
          <table:table-cell table:number-columns-repeated="995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33" table:formula="of:=60*2*PI()" office:value-type="float" office:value="376.991118430775" calcext:value-type="float">
            <text:p>376,99</text:p>
          </table:table-cell>
          <table:table-cell table:style-name="ce4" office:value-type="float" office:value="4.28" calcext:value-type="float">
            <text:p>4,28</text:p>
          </table:table-cell>
          <table:table-cell table:style-name="ce28" table:formula="of:=([.E18]/180*PI())/[.C18]" office:value-type="float" office:value="0.367008487568901" calcext:value-type="float">
            <text:p>0,367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8" table:formula="of:=SQRT(((([.E18]/180*PI())/([.C18]*[.C18]))*[.G18])^2+(((1/180*PI())/([.C18]))*[.F18])^2)" office:value-type="float" office:value="0.0040778720840989" calcext:value-type="float">
            <text:p>0,004</text:p>
          </table:table-cell>
          <table:table-cell table:style-name="ce33" table:formula="of:=3*2*PI()" office:value-type="float" office:value="18.8495559215388" calcext:value-type="float">
            <text:p>18,85</text:p>
          </table:table-cell>
          <table:table-cell table:style-name="ce28" table:formula="of:=(([.B18]*[.H18])^2+([.D18]*[.I18])^2)^(1/2)" office:value-type="float" office:value="7.08670222365552" calcext:value-type="float">
            <text:p>7,087</text:p>
          </table:table-cell>
          <table:table-cell table:style-name="ce33" table:formula="of:=[.B18]*[.D18]" office:value-type="float" office:value="138.358940202187" calcext:value-type="float">
            <text:p>138,36</text:p>
          </table:table-cell>
          <table:table-cell table:style-name="ce33" table:number-columns-repeated="3"/>
          <table:covered-table-cell table:number-columns-repeated="2" office:value-type="float" office:value="5" calcext:value-type="float">
            <text:p>5</text:p>
          </table:covered-table-cell>
          <table:covered-table-cell table:number-columns-repeated="2"/>
          <table:covered-table-cell table:style-name="ce12"/>
          <table:table-cell table:number-columns-repeated="4"/>
          <table:covered-table-cell table:number-columns-repeated="2"/>
          <table:covered-table-cell table:number-columns-repeated="3" table:style-name="ce12"/>
          <table:table-cell table:number-columns-repeated="995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33" table:formula="of:=70*2*PI()" office:value-type="float" office:value="439.822971502571" calcext:value-type="float">
            <text:p>439,82</text:p>
          </table:table-cell>
          <table:table-cell table:style-name="ce4" office:value-type="float" office:value="5.03" calcext:value-type="float">
            <text:p>5,03</text:p>
          </table:table-cell>
          <table:table-cell table:style-name="ce28" table:formula="of:=([.E19]/180*PI())/[.C19]" office:value-type="float" office:value="0.312285552046699" calcext:value-type="float">
            <text:p>0,31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8" table:formula="of:=SQRT(((([.E19]/180*PI())/([.C19]*[.C19]))*[.G19])^2+(((1/180*PI())/([.C19]))*[.F19])^2)" office:value-type="float" office:value="0.00346983946718555" calcext:value-type="float">
            <text:p>0,003</text:p>
          </table:table-cell>
          <table:table-cell table:style-name="ce33" table:formula="of:=3*2*PI()" office:value-type="float" office:value="18.8495559215388" calcext:value-type="float">
            <text:p>18,85</text:p>
          </table:table-cell>
          <table:table-cell table:style-name="ce28" table:formula="of:=(([.B19]*[.H19])^2+([.D19]*[.I19])^2)^(1/2)" office:value-type="float" office:value="6.0810566520892" calcext:value-type="float">
            <text:p>6,081</text:p>
          </table:table-cell>
          <table:table-cell table:style-name="ce33" table:formula="of:=[.B19]*[.D19]" office:value-type="float" office:value="137.3503594585" calcext:value-type="float">
            <text:p>137,35</text:p>
          </table:table-cell>
          <table:table-cell table:style-name="ce33" table:number-columns-repeated="3"/>
          <table:covered-table-cell table:number-columns-repeated="2" office:value-type="float" office:value="5" calcext:value-type="float">
            <text:p>5</text:p>
          </table:covered-table-cell>
          <table:covered-table-cell table:number-columns-repeated="2"/>
          <table:covered-table-cell table:style-name="ce12"/>
          <table:table-cell table:number-columns-repeated="4"/>
          <table:covered-table-cell table:number-columns-repeated="2"/>
          <table:covered-table-cell table:number-columns-repeated="3" table:style-name="ce12"/>
          <table:table-cell table:number-columns-repeated="995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33" table:formula="of:=80*2*PI()" office:value-type="float" office:value="502.654824574367" calcext:value-type="float">
            <text:p>502,65</text:p>
          </table:table-cell>
          <table:table-cell table:style-name="ce4" office:value-type="float" office:value="5.44" calcext:value-type="float">
            <text:p>5,44</text:p>
          </table:table-cell>
          <table:table-cell table:style-name="ce28" table:formula="of:=([.E20]/180*PI())/[.C20]" office:value-type="float" office:value="0.288749324778474" calcext:value-type="float">
            <text:p>0,28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8" table:formula="of:=SQRT(((([.E20]/180*PI())/([.C20]*[.C20]))*[.G20])^2+(((1/180*PI())/([.C20]))*[.F20])^2)" office:value-type="float" office:value="0.00320832583087193" calcext:value-type="float">
            <text:p>0,003</text:p>
          </table:table-cell>
          <table:table-cell table:style-name="ce33" table:formula="of:=3*2*PI()" office:value-type="float" office:value="18.8495559215388" calcext:value-type="float">
            <text:p>18,85</text:p>
          </table:table-cell>
          <table:table-cell table:style-name="ce28" table:formula="of:=(([.B20]*[.H20])^2+([.D20]*[.I20])^2)^(1/2)" office:value-type="float" office:value="5.67668675248404" calcext:value-type="float">
            <text:p>5,677</text:p>
          </table:table-cell>
          <table:table-cell table:style-name="ce33" table:formula="of:=[.B20]*[.D20]" office:value-type="float" office:value="145.141241192491" calcext:value-type="float">
            <text:p>145,14</text:p>
          </table:table-cell>
          <table:table-cell table:style-name="ce33" table:number-columns-repeated="3"/>
          <table:covered-table-cell table:number-columns-repeated="2" office:value-type="float" office:value="5" calcext:value-type="float">
            <text:p>5</text:p>
          </table:covered-table-cell>
          <table:covered-table-cell table:number-columns-repeated="2"/>
          <table:covered-table-cell table:style-name="ce12"/>
          <table:table-cell table:number-columns-repeated="4"/>
          <table:covered-table-cell table:number-columns-repeated="2"/>
          <table:covered-table-cell table:number-columns-repeated="3" table:style-name="ce12"/>
          <table:table-cell table:number-columns-repeated="995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33" table:formula="of:=90*2*PI()" office:value-type="float" office:value="565.486677646163" calcext:value-type="float">
            <text:p>565,49</text:p>
          </table:table-cell>
          <table:table-cell table:style-name="ce4" office:value-type="float" office:value="6.33" calcext:value-type="float">
            <text:p>6,33</text:p>
          </table:table-cell>
          <table:table-cell table:style-name="ce28" table:formula="of:=([.E21]/180*PI())/[.C21]" office:value-type="float" office:value="0.248151078482606" calcext:value-type="float">
            <text:p>0,248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8" table:formula="of:=SQRT(((([.E21]/180*PI())/([.C21]*[.C21]))*[.G21])^2+(((1/180*PI())/([.C21]))*[.F21])^2)" office:value-type="float" office:value="0.00275723420536229" calcext:value-type="float">
            <text:p>0,003</text:p>
          </table:table-cell>
          <table:table-cell table:style-name="ce33" table:formula="of:=3*2*PI()" office:value-type="float" office:value="18.8495559215388" calcext:value-type="float">
            <text:p>18,85</text:p>
          </table:table-cell>
          <table:table-cell table:style-name="ce28" table:formula="of:=(([.B21]*[.H21])^2+([.D21]*[.I21])^2)^(1/2)" office:value-type="float" office:value="4.93055758487589" calcext:value-type="float">
            <text:p>4,931</text:p>
          </table:table-cell>
          <table:table-cell table:style-name="ce33" table:formula="of:=[.B21]*[.D21]" office:value-type="float" office:value="140.326128925441" calcext:value-type="float">
            <text:p>140,33</text:p>
          </table:table-cell>
          <table:table-cell table:style-name="ce33" table:number-columns-repeated="3"/>
          <table:covered-table-cell table:number-columns-repeated="2" office:value-type="float" office:value="5" calcext:value-type="float">
            <text:p>5</text:p>
          </table:covered-table-cell>
          <table:covered-table-cell table:number-columns-repeated="2"/>
          <table:covered-table-cell table:style-name="ce12"/>
          <table:table-cell table:number-columns-repeated="4"/>
          <table:covered-table-cell table:number-columns-repeated="2"/>
          <table:covered-table-cell table:number-columns-repeated="3" table:style-name="ce12"/>
          <table:table-cell table:number-columns-repeated="995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33" table:formula="of:=100*2*PI()" office:value-type="float" office:value="628.318530717959" calcext:value-type="float">
            <text:p>628,32</text:p>
          </table:table-cell>
          <table:table-cell table:style-name="ce4" office:value-type="float" office:value="7.54" calcext:value-type="float">
            <text:p>7,54</text:p>
          </table:table-cell>
          <table:table-cell table:style-name="ce28" table:formula="of:=([.E22]/180*PI())/[.C22]" office:value-type="float" office:value="0.208328425304363" calcext:value-type="float">
            <text:p>0,208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8" table:formula="of:=SQRT(((([.E22]/180*PI())/([.C22]*[.C22]))*[.G22])^2+(((1/180*PI())/([.C22]))*[.F22])^2)" office:value-type="float" office:value="0.00231476028115959" calcext:value-type="float">
            <text:p>0,002</text:p>
          </table:table-cell>
          <table:table-cell table:style-name="ce33" table:formula="of:=3*2*PI()" office:value-type="float" office:value="18.8495559215388" calcext:value-type="float">
            <text:p>18,85</text:p>
          </table:table-cell>
          <table:table-cell table:style-name="ce28" table:formula="of:=(([.B22]*[.H22])^2+([.D22]*[.I22])^2)^(1/2)" office:value-type="float" office:value="4.18758037045033" calcext:value-type="float">
            <text:p>4,188</text:p>
          </table:table-cell>
          <table:table-cell table:style-name="ce33" table:formula="of:=[.B22]*[.D22]" office:value-type="float" office:value="130.896610094023" calcext:value-type="float">
            <text:p>130,90</text:p>
          </table:table-cell>
          <table:table-cell table:style-name="ce33" table:number-columns-repeated="3"/>
          <table:covered-table-cell table:number-columns-repeated="2" office:value-type="float" office:value="5" calcext:value-type="float">
            <text:p>5</text:p>
          </table:covered-table-cell>
          <table:covered-table-cell table:number-columns-repeated="2"/>
          <table:covered-table-cell table:style-name="ce12"/>
          <table:table-cell table:number-columns-repeated="4"/>
          <table:covered-table-cell table:number-columns-repeated="2"/>
          <table:covered-table-cell table:number-columns-repeated="3" table:style-name="ce12"/>
          <table:table-cell table:number-columns-repeated="995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34" table:formula="of:=40*2*PI()" office:value-type="float" office:value="251.327412287183" calcext:value-type="float">
            <text:p>251,33</text:p>
          </table:table-cell>
          <table:table-cell table:style-name="ce5" office:value-type="float" office:value="2.19" calcext:value-type="float">
            <text:p>2,19</text:p>
          </table:table-cell>
          <table:table-cell table:style-name="ce29" table:formula="of:=([.E23]/180*PI())/[.C23]" office:value-type="float" office:value="0.717258596709999" calcext:value-type="float">
            <text:p>0,717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9" table:formula="of:=SQRT(((([.E23]/180*PI())/([.C23]*[.C23]))*[.G23])^2+(((1/180*PI())/([.C23]))*[.F23])^2)" office:value-type="float" office:value="0.00796953996344443" calcext:value-type="float">
            <text:p>0,008</text:p>
          </table:table-cell>
          <table:table-cell table:style-name="ce34" table:formula="of:=3*2*PI()" office:value-type="float" office:value="18.8495559215388" calcext:value-type="float">
            <text:p>18,85</text:p>
          </table:table-cell>
          <table:table-cell table:style-name="ce29" table:formula="of:=(([.B23]*[.H23])^2+([.D23]*[.I23])^2)^(1/2)" office:value-type="float" office:value="13.6675684461494" calcext:value-type="float">
            <text:p>13,668</text:p>
          </table:table-cell>
          <table:table-cell table:style-name="ce34" table:formula="of:=[.B23]*[.D23]" office:value-type="float" office:value="180.26674705186" calcext:value-type="float">
            <text:p>180,27</text:p>
          </table:table-cell>
          <table:table-cell table:style-name="ce34" table:number-columns-repeated="3"/>
          <table:table-cell office:value-type="float" office:value="6" calcext:value-type="float" table:number-columns-spanned="1" table:number-rows-spanned="7">
            <text:p>6</text:p>
          </table:table-cell>
          <table:table-cell table:style-name="ce12" table:formula="of:=AVERAGE([.K23:.K29])" office:value-type="float" office:value="182.796705597397" calcext:value-type="float" table:number-columns-spanned="1" table:number-rows-spanned="7">
            <text:p>182,80</text:p>
          </table:table-cell>
          <table:table-cell table:formula="of:=2*(AVERAGE([.D23:.D29]))" office:value-type="float" office:value="0.907494201573614" calcext:value-type="float" table:number-columns-spanned="1" table:number-rows-spanned="7">
            <text:p>0,91</text:p>
          </table:table-cell>
          <table:table-cell table:formula="of:=(DEVSQ([.K23:.K29])/20)^0.5" office:value-type="float" office:value="3.92944607512193" calcext:value-type="float" table:number-columns-spanned="1" table:number-rows-spanned="7">
            <text:p>3,93</text:p>
          </table:table-cell>
          <table:table-cell table:style-name="ce12" table:formula="of:=[.Q23]+[.R23]" office:value-type="float" office:value="4.83694027669555" calcext:value-type="float" table:number-columns-spanned="1" table:number-rows-spanned="7">
            <text:p>4,84</text:p>
          </table:table-cell>
          <table:table-cell table:number-columns-repeated="4"/>
          <table:table-cell table:number-columns-spanned="1" table:number-rows-spanned="7"/>
          <table:table-cell table:style-name="ce12" table:number-columns-spanned="1" table:number-rows-spanned="7"/>
          <table:table-cell table:style-name="ce12" table:number-columns-spanned="1" table:number-rows-spanned="7"/>
          <table:table-cell table:style-name="ce12" table:number-columns-spanned="1" table:number-rows-spanned="7"/>
          <table:table-cell table:style-name="ce12" table:number-columns-spanned="1" table:number-rows-spanned="7"/>
          <table:table-cell table:number-columns-repeated="995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34" table:formula="of:=50*2*PI()" office:value-type="float" office:value="314.159265358979" calcext:value-type="float">
            <text:p>314,16</text:p>
          </table:table-cell>
          <table:table-cell table:style-name="ce5" office:value-type="float" office:value="2.73" calcext:value-type="float">
            <text:p>2,73</text:p>
          </table:table-cell>
          <table:table-cell table:style-name="ce29" table:formula="of:=([.E24]/180*PI())/[.C24]" office:value-type="float" office:value="0.57538326988824" calcext:value-type="float">
            <text:p>0,57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9" table:formula="of:=SQRT(((([.E24]/180*PI())/([.C24]*[.C24]))*[.G24])^2+(((1/180*PI())/([.C24]))*[.F24])^2)" office:value-type="float" office:value="0.00639314744320267" calcext:value-type="float">
            <text:p>0,006</text:p>
          </table:table-cell>
          <table:table-cell table:style-name="ce34" table:formula="of:=3*2*PI()" office:value-type="float" office:value="18.8495559215388" calcext:value-type="float">
            <text:p>18,85</text:p>
          </table:table-cell>
          <table:table-cell table:style-name="ce29" table:formula="of:=(([.B24]*[.H24])^2+([.D24]*[.I24])^2)^(1/2)" office:value-type="float" office:value="11.0301206236838" calcext:value-type="float">
            <text:p>11,030</text:p>
          </table:table-cell>
          <table:table-cell table:style-name="ce34" table:formula="of:=[.B24]*[.D24]" office:value-type="float" office:value="180.761985367937" calcext:value-type="float">
            <text:p>180,76</text:p>
          </table:table-cell>
          <table:table-cell table:style-name="ce34" table:number-columns-repeated="3"/>
          <table:covered-table-cell table:number-columns-repeated="2" office:value-type="float" office:value="6" calcext:value-type="float">
            <text:p>6</text:p>
          </table:covered-table-cell>
          <table:covered-table-cell table:number-columns-repeated="2"/>
          <table:covered-table-cell table:style-name="ce12"/>
          <table:table-cell table:number-columns-repeated="4"/>
          <table:covered-table-cell table:number-columns-repeated="2"/>
          <table:covered-table-cell table:number-columns-repeated="3" table:style-name="ce12"/>
          <table:table-cell table:number-columns-repeated="995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34" table:formula="of:=60*2*PI()" office:value-type="float" office:value="376.991118430775" calcext:value-type="float">
            <text:p>376,99</text:p>
          </table:table-cell>
          <table:table-cell table:style-name="ce5" office:value-type="float" office:value="3.41" calcext:value-type="float">
            <text:p>3,41</text:p>
          </table:table-cell>
          <table:table-cell table:style-name="ce29" table:formula="of:=([.E25]/180*PI())/[.C25]" office:value-type="float" office:value="0.460644084104075" calcext:value-type="float">
            <text:p>0,461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9" table:formula="of:=SQRT(((([.E25]/180*PI())/([.C25]*[.C25]))*[.G25])^2+(((1/180*PI())/([.C25]))*[.F25])^2)" office:value-type="float" office:value="0.00511826760115639" calcext:value-type="float">
            <text:p>0,005</text:p>
          </table:table-cell>
          <table:table-cell table:style-name="ce34" table:formula="of:=3*2*PI()" office:value-type="float" office:value="18.8495559215388" calcext:value-type="float">
            <text:p>18,85</text:p>
          </table:table-cell>
          <table:table-cell table:style-name="ce29" table:formula="of:=(([.B25]*[.H25])^2+([.D25]*[.I25])^2)^(1/2)" office:value-type="float" office:value="8.89474648599578" calcext:value-type="float">
            <text:p>8,895</text:p>
          </table:table-cell>
          <table:table-cell table:style-name="ce34" table:formula="of:=[.B25]*[.D25]" office:value-type="float" office:value="173.658728464915" calcext:value-type="float">
            <text:p>173,66</text:p>
          </table:table-cell>
          <table:table-cell table:style-name="ce34" table:number-columns-repeated="3"/>
          <table:covered-table-cell table:number-columns-repeated="2" office:value-type="float" office:value="6" calcext:value-type="float">
            <text:p>6</text:p>
          </table:covered-table-cell>
          <table:covered-table-cell table:number-columns-repeated="2"/>
          <table:covered-table-cell table:style-name="ce12"/>
          <table:table-cell table:number-columns-repeated="4"/>
          <table:covered-table-cell table:number-columns-repeated="2"/>
          <table:covered-table-cell table:number-columns-repeated="3" table:style-name="ce12"/>
          <table:table-cell table:number-columns-repeated="995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34" table:formula="of:=70*2*PI()" office:value-type="float" office:value="439.822971502571" calcext:value-type="float">
            <text:p>439,82</text:p>
          </table:table-cell>
          <table:table-cell table:style-name="ce5" office:value-type="float" office:value="3.72" calcext:value-type="float">
            <text:p>3,72</text:p>
          </table:table-cell>
          <table:table-cell table:style-name="ce29" table:formula="of:=([.E26]/180*PI())/[.C26]" office:value-type="float" office:value="0.422257077095402" calcext:value-type="float">
            <text:p>0,422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9" table:formula="of:=SQRT(((([.E26]/180*PI())/([.C26]*[.C26]))*[.G26])^2+(((1/180*PI())/([.C26]))*[.F26])^2)" office:value-type="float" office:value="0.00469174530106003" calcext:value-type="float">
            <text:p>0,005</text:p>
          </table:table-cell>
          <table:table-cell table:style-name="ce34" table:formula="of:=3*2*PI()" office:value-type="float" office:value="18.8495559215388" calcext:value-type="float">
            <text:p>18,85</text:p>
          </table:table-cell>
          <table:table-cell table:style-name="ce29" table:formula="of:=(([.B26]*[.H26])^2+([.D26]*[.I26])^2)^(1/2)" office:value-type="float" office:value="8.22250402150771" calcext:value-type="float">
            <text:p>8,223</text:p>
          </table:table-cell>
          <table:table-cell table:style-name="ce34" table:formula="of:=[.B26]*[.D26]" office:value-type="float" office:value="185.71836238609" calcext:value-type="float">
            <text:p>185,72</text:p>
          </table:table-cell>
          <table:table-cell table:style-name="ce34" table:number-columns-repeated="3"/>
          <table:covered-table-cell table:number-columns-repeated="2" office:value-type="float" office:value="6" calcext:value-type="float">
            <text:p>6</text:p>
          </table:covered-table-cell>
          <table:covered-table-cell table:number-columns-repeated="2"/>
          <table:covered-table-cell table:style-name="ce12"/>
          <table:table-cell table:number-columns-repeated="4"/>
          <table:covered-table-cell table:number-columns-repeated="2"/>
          <table:covered-table-cell table:number-columns-repeated="3" table:style-name="ce12"/>
          <table:table-cell table:number-columns-repeated="995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34" table:formula="of:=80*2*PI()" office:value-type="float" office:value="502.654824574367" calcext:value-type="float">
            <text:p>502,65</text:p>
          </table:table-cell>
          <table:table-cell table:style-name="ce5" office:value-type="float" office:value="4.02" calcext:value-type="float">
            <text:p>4,02</text:p>
          </table:table-cell>
          <table:table-cell table:style-name="ce29" table:formula="of:=([.E27]/180*PI())/[.C27]" office:value-type="float" office:value="0.390745354924104" calcext:value-type="float">
            <text:p>0,391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9" table:formula="of:=SQRT(((([.E27]/180*PI())/([.C27]*[.C27]))*[.G27])^2+(((1/180*PI())/([.C27]))*[.F27])^2)" office:value-type="float" office:value="0.00434161505471226" calcext:value-type="float">
            <text:p>0,004</text:p>
          </table:table-cell>
          <table:table-cell table:style-name="ce34" table:formula="of:=3*2*PI()" office:value-type="float" office:value="18.8495559215388" calcext:value-type="float">
            <text:p>18,85</text:p>
          </table:table-cell>
          <table:table-cell table:style-name="ce29" table:formula="of:=(([.B27]*[.H27])^2+([.D27]*[.I27])^2)^(1/2)" office:value-type="float" office:value="7.68188456057541" calcext:value-type="float">
            <text:p>7,682</text:p>
          </table:table-cell>
          <table:table-cell table:style-name="ce34" table:formula="of:=[.B27]*[.D27]" office:value-type="float" office:value="196.410037832624" calcext:value-type="float">
            <text:p>196,41</text:p>
          </table:table-cell>
          <table:table-cell table:style-name="ce34" table:number-columns-repeated="3"/>
          <table:covered-table-cell table:number-columns-repeated="2" office:value-type="float" office:value="6" calcext:value-type="float">
            <text:p>6</text:p>
          </table:covered-table-cell>
          <table:covered-table-cell table:number-columns-repeated="2"/>
          <table:covered-table-cell table:style-name="ce12"/>
          <table:table-cell table:number-columns-repeated="4"/>
          <table:covered-table-cell table:number-columns-repeated="2"/>
          <table:covered-table-cell table:number-columns-repeated="3" table:style-name="ce12"/>
          <table:table-cell table:number-columns-repeated="995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34" table:formula="of:=90*2*PI()" office:value-type="float" office:value="565.486677646163" calcext:value-type="float">
            <text:p>565,49</text:p>
          </table:table-cell>
          <table:table-cell table:style-name="ce5" office:value-type="float" office:value="4.82" calcext:value-type="float">
            <text:p>4,82</text:p>
          </table:table-cell>
          <table:table-cell table:style-name="ce29" table:formula="of:=([.E28]/180*PI())/[.C28]" office:value-type="float" office:value="0.325891354106825" calcext:value-type="float">
            <text:p>0,326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9" table:formula="of:=SQRT(((([.E28]/180*PI())/([.C28]*[.C28]))*[.G28])^2+(((1/180*PI())/([.C28]))*[.F28])^2)" office:value-type="float" office:value="0.00362101504563139" calcext:value-type="float">
            <text:p>0,004</text:p>
          </table:table-cell>
          <table:table-cell table:style-name="ce34" table:formula="of:=3*2*PI()" office:value-type="float" office:value="18.8495559215388" calcext:value-type="float">
            <text:p>18,85</text:p>
          </table:table-cell>
          <table:table-cell table:style-name="ce29" table:formula="of:=(([.B28]*[.H28])^2+([.D28]*[.I28])^2)^(1/2)" office:value-type="float" office:value="6.47519284486813" calcext:value-type="float">
            <text:p>6,475</text:p>
          </table:table-cell>
          <table:table-cell table:style-name="ce34" table:formula="of:=[.B28]*[.D28]" office:value-type="float" office:value="184.287219107478" calcext:value-type="float">
            <text:p>184,29</text:p>
          </table:table-cell>
          <table:table-cell table:style-name="ce34" table:number-columns-repeated="3"/>
          <table:covered-table-cell table:number-columns-repeated="2" office:value-type="float" office:value="6" calcext:value-type="float">
            <text:p>6</text:p>
          </table:covered-table-cell>
          <table:covered-table-cell table:number-columns-repeated="2"/>
          <table:covered-table-cell table:style-name="ce12"/>
          <table:table-cell table:number-columns-repeated="4"/>
          <table:covered-table-cell table:number-columns-repeated="2"/>
          <table:covered-table-cell table:number-columns-repeated="3" table:style-name="ce12"/>
          <table:table-cell table:number-columns-repeated="995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34" table:formula="of:=100*2*PI()" office:value-type="float" office:value="628.318530717959" calcext:value-type="float">
            <text:p>628,32</text:p>
          </table:table-cell>
          <table:table-cell table:style-name="ce5" office:value-type="float" office:value="5.53" calcext:value-type="float">
            <text:p>5,53</text:p>
          </table:table-cell>
          <table:table-cell table:style-name="ce29" table:formula="of:=([.E29]/180*PI())/[.C29]" office:value-type="float" office:value="0.284049968679005" calcext:value-type="float">
            <text:p>0,284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9" table:formula="of:=SQRT(((([.E29]/180*PI())/([.C29]*[.C29]))*[.G29])^2+(((1/180*PI())/([.C29]))*[.F29])^2)" office:value-type="float" office:value="0.00315611076310005" calcext:value-type="float">
            <text:p>0,003</text:p>
          </table:table-cell>
          <table:table-cell table:style-name="ce34" table:formula="of:=3*2*PI()" office:value-type="float" office:value="18.8495559215388" calcext:value-type="float">
            <text:p>18,85</text:p>
          </table:table-cell>
          <table:table-cell table:style-name="ce29" table:formula="of:=(([.B29]*[.H29])^2+([.D29]*[.I29])^2)^(1/2)" office:value-type="float" office:value="5.709648461699" calcext:value-type="float">
            <text:p>5,710</text:p>
          </table:table-cell>
          <table:table-cell table:style-name="ce34" table:formula="of:=[.B29]*[.D29]" office:value-type="float" office:value="178.473858970874" calcext:value-type="float">
            <text:p>178,47</text:p>
          </table:table-cell>
          <table:table-cell table:style-name="ce34" table:number-columns-repeated="3"/>
          <table:covered-table-cell table:number-columns-repeated="2" office:value-type="float" office:value="6" calcext:value-type="float">
            <text:p>6</text:p>
          </table:covered-table-cell>
          <table:covered-table-cell table:number-columns-repeated="2"/>
          <table:covered-table-cell table:style-name="ce12"/>
          <table:table-cell table:number-columns-repeated="4"/>
          <table:covered-table-cell table:number-columns-repeated="2"/>
          <table:covered-table-cell table:number-columns-repeated="3" table:style-name="ce12"/>
          <table:table-cell table:number-columns-repeated="995"/>
        </table:table-row>
        <table:table-row table:style-name="ro2" table:number-rows-repeated="104854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9">
      <number:number number:decimal-places="16" loext:min-decimal-places="16" number:min-integer-digits="1"/>
    </number:number-style>
    <number:number-style style:name="N110">
      <number:number number:decimal-places="17" loext:min-decimal-places="17" number:min-integer-digits="1"/>
    </number:number-style>
    <number:number-style style:name="N111">
      <number:number number:decimal-places="18" loext:min-decimal-places="18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.00.0000</text:date>, <text:time style:data-style-name="N2" text:time-value="02:26:1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9T11:37:01.006000000</meta:creation-date>
    <dc:date>2019-12-20T18:49:13.259000000</dc:date>
    <meta:editing-duration>P7DT3H47M56S</meta:editing-duration>
    <meta:editing-cycles>3</meta:editing-cycles>
    <meta:generator>LibreOffice/6.3.1.2$Windows_X86_64 LibreOffice_project/b79626edf0065ac373bd1df5c28bd630b4424273</meta:generator>
    <meta:document-statistic meta:table-count="1" meta:cell-count="393" meta:object-count="9"/>
  </office:meta>
</office:document-meta>
</file>

<file path=Object 1/content.xml><?xml version="1.0" encoding="utf-8"?>
<math xmlns="http://www.w3.org/1998/Math/MathML" display="block">
  <semantics>
    <mrow>
      <mi mathvariant="normal">Ω</mi>
      <mo stretchy="false">∗</mo>
      <mi>ω</mi>
    </mrow>
    <annotation encoding="StarMath 5.0">%OMEGA * %omega</annotation>
  </semantics>
</math>
</file>

<file path=Object 2/content.xml><?xml version="1.0" encoding="utf-8"?>
<math xmlns="http://www.w3.org/1998/Math/MathML" display="block">
  <semantics>
    <mrow>
      <msub>
        <mi>σ</mi>
        <mrow>
          <mi mathvariant="normal">Ω</mi>
          <mi>ω</mi>
          <mi mathvariant="italic">случ</mi>
        </mrow>
      </msub>
      <mi>,</mi>
      <msup>
        <mi mathvariant="italic">Гц</mi>
        <mn>2</mn>
      </msup>
    </mrow>
    <annotation encoding="StarMath 5.0">%sigma_{%OMEGA%omega случ}, Гц^2
</annotation>
  </semantics>
</math>
</file>

<file path=Object 3/content.xml><?xml version="1.0" encoding="utf-8"?>
<math xmlns="http://www.w3.org/1998/Math/MathML" display="block">
  <semantics>
    <mrow>
      <msub>
        <mi>σ</mi>
        <mrow>
          <mi mathvariant="normal">Ω</mi>
          <mi>ω</mi>
          <mi mathvariant="italic">сист</mi>
        </mrow>
      </msub>
      <mi>,</mi>
      <msup>
        <mi mathvariant="italic">Гц</mi>
        <mn>2</mn>
      </msup>
    </mrow>
    <annotation encoding="StarMath 5.0">%sigma_{%OMEGA%omega сист}, Гц^2
</annotation>
  </semantics>
</math>
</file>

<file path=Object 4/content.xml><?xml version="1.0" encoding="utf-8"?>
<math xmlns="http://www.w3.org/1998/Math/MathML" display="block">
  <semantics>
    <mrow>
      <msub>
        <mi>σ</mi>
        <mrow>
          <mi mathvariant="normal">Ω</mi>
          <mi>ω</mi>
          <mi mathvariant="italic">абс</mi>
        </mrow>
      </msub>
      <mi>,</mi>
      <msup>
        <mi mathvariant="italic">Гц</mi>
        <mn>2</mn>
      </msup>
    </mrow>
    <annotation encoding="StarMath 5.0">%sigma_{ %OMEGA%omega абс}, Гц^2</annotation>
  </semantics>
</math>
</file>

<file path=Object 5/content.xml><?xml version="1.0" encoding="utf-8"?>
<math xmlns="http://www.w3.org/1998/Math/MathML" display="block">
  <semantics>
    <mrow>
      <mi mathvariant="normal">Ω</mi>
      <mi>ω</mi>
      <mi>,</mi>
      <msup>
        <mi mathvariant="italic">Гц</mi>
        <mn>2</mn>
      </msup>
    </mrow>
    <annotation encoding="StarMath 5.0">%OMEGA%omega, Гц^2
</annotation>
  </semantics>
</math>
</file>

<file path=Object 6/content.xml><?xml version="1.0" encoding="utf-8"?>
<math xmlns="http://www.w3.org/1998/Math/MathML" display="block">
  <semantics>
    <mrow>
      <msub>
        <mi>σ</mi>
        <mrow>
          <mi mathvariant="normal">Ω</mi>
          <mi>ω</mi>
          <mi mathvariant="italic">случ</mi>
        </mrow>
      </msub>
      <mi>,</mi>
      <msup>
        <mi mathvariant="italic">Гц</mi>
        <mn>2</mn>
      </msup>
    </mrow>
    <annotation encoding="StarMath 5.0">%sigma_{%OMEGA%omega случ}, Гц^2
</annotation>
  </semantics>
</math>
</file>

<file path=Object 7/content.xml><?xml version="1.0" encoding="utf-8"?>
<math xmlns="http://www.w3.org/1998/Math/MathML" display="block">
  <semantics>
    <mrow>
      <msub>
        <mi>σ</mi>
        <mrow>
          <mi mathvariant="normal">Ω</mi>
          <mi>ω</mi>
          <mi mathvariant="italic">сист</mi>
        </mrow>
      </msub>
      <mi>,</mi>
      <msup>
        <mi mathvariant="italic">Гц</mi>
        <mn>2</mn>
      </msup>
    </mrow>
    <annotation encoding="StarMath 5.0">%sigma_{%OMEGA%omega сист}, Гц^2
</annotation>
  </semantics>
</math>
</file>

<file path=Object 8/content.xml><?xml version="1.0" encoding="utf-8"?>
<math xmlns="http://www.w3.org/1998/Math/MathML" display="block">
  <semantics>
    <mrow>
      <msub>
        <mi>σ</mi>
        <mrow>
          <mi mathvariant="normal">Ω</mi>
          <mi>ω</mi>
          <mi mathvariant="italic">абс</mi>
        </mrow>
      </msub>
      <mi>,</mi>
      <msup>
        <mi mathvariant="italic">Гц</mi>
        <mn>2</mn>
      </msup>
    </mrow>
    <annotation encoding="StarMath 5.0">%sigma_{ %OMEGA%omega абс}, Гц^2</annotation>
  </semantics>
</math>
</file>

<file path=Object 9/content.xml><?xml version="1.0" encoding="utf-8"?>
<math xmlns="http://www.w3.org/1998/Math/MathML" display="block">
  <semantics>
    <mrow>
      <mi mathvariant="normal">Ω</mi>
      <mi>ω</mi>
      <mi>,</mi>
      <msup>
        <mi mathvariant="italic">Гц</mi>
        <mn>2</mn>
      </msup>
    </mrow>
    <annotation encoding="StarMath 5.0">%OMEGA%omega, Гц^2
</annotation>
  </semantics>
</math>
</file>